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24c2d"/>
    </style:style>
    <style:style style:name="P2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paragraph-rsid="00124c2d"/>
    </style:style>
    <style:style style:name="P3" style:family="paragraph" style:parent-style-name="First_20_line_20_indent">
      <style:text-properties officeooo:paragraph-rsid="0014489e"/>
    </style:style>
    <style:style style:name="P4" style:family="paragraph" style:parent-style-name="First_20_line_20_indent">
      <style:text-properties officeooo:paragraph-rsid="00160387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T1" style:family="text">
      <style:text-properties officeooo:rsid="00124c2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4pt" officeooo:rsid="00124c2d" style:font-size-asian="14pt" style:font-size-complex="14pt"/>
    </style:style>
    <style:style style:name="T4" style:family="text">
      <style:text-properties fo:font-size="14pt" officeooo:rsid="0014489e" style:font-size-asian="14pt" style:font-size-complex="14pt"/>
    </style:style>
    <style:style style:name="T5" style:family="text">
      <style:text-properties fo:font-size="14pt" officeooo:rsid="00160387" style:font-size-asian="14pt" style:font-size-complex="14pt"/>
    </style:style>
    <style:style style:name="T6" style:family="text">
      <style:text-properties fo:font-size="14pt" officeooo:rsid="0017ebb9" style:font-size-asian="14pt" style:font-size-complex="14pt"/>
    </style:style>
    <style:style style:name="T7" style:family="text">
      <style:text-properties officeooo:rsid="0019e08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РЕФЕРАТ</text:span></text:p>
      <text:p text:style-name="First_20_line_20_indent"><text:span text:style-name="T1">Отчёт </text:span><text:span text:style-name="T1"><text:page-count>3</text:page-count></text:span><text:span text:style-name="T1"> с., 1 ч., <text:s/>рис., <text:s/>табл., <text:s/>источников, <text:s/>прил.</text:span></text:p>
      <text:p text:style-name="First_20_line_20_indent"><text:span text:style-name="T1">Объект разработки — программный компонент, управляющий охранной сигнализацией. </text:span></text:p>
      <text:p text:style-name="First_20_line_20_indent"><text:span text:style-name="T1">Цель работы — р</text:span><text:span text:style-name="T3">азработка программного модуля для управления устройством охранной сигнализации в </text:span><text:span text:style-name="T3">программном комплексе интеграции оборудования</text:span><text:span text:style-name="T3">.</text:span></text:p>
      <text:p text:style-name="P3"><text:span text:style-name="T4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span></text:p>
      <text:p text:style-name="P4"><text:span text:style-name="T5">В результате работы разработан программный модуль и сценарий модульного тестирования.</text:span></text:p>
      <text:p text:style-name="First_20_line_20_indent"><text:span text:style-name="T6">Программный модуль и будет интегрирован в систему охранной сигнализации.</text:span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table-of-content text:style-name="Sect1" text:protected="true" text:name="Оглавление1">
        <text:table-of-content-source text:outline-level="4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5"><text:a xlink:type="simple" xlink:href="#__RefHeading__1853_851839921" text:style-name="Index_20_Link" text:visited-style-name="Index_20_Link">1 Определения</text:a><text:tab/>5</text:p>
          <text:p text:style-name="P5"><text:a xlink:type="simple" xlink:href="#__RefHeading__1855_851839921" text:style-name="Index_20_Link" text:visited-style-name="Index_20_Link">2 Обозначения и сокращения</text:a><text:tab/>5</text:p>
          <text:p text:style-name="P5"><text:a xlink:type="simple" xlink:href="#__RefHeading__1857_851839921" text:style-name="Index_20_Link" text:visited-style-name="Index_20_Link">3 Введение</text:a><text:tab/>5</text:p>
          <text:p text:style-name="P5"><text:a xlink:type="simple" xlink:href="#__RefHeading__1859_851839921" text:style-name="Index_20_Link" text:visited-style-name="Index_20_Link">4 Основная часть</text:a><text:tab/>5</text:p>
          <text:p text:style-name="P5"><text:a xlink:type="simple" xlink:href="#__RefHeading__1861_851839921" text:style-name="Index_20_Link" text:visited-style-name="Index_20_Link">5 Заключение</text:a><text:tab/>5</text:p>
        </text:index-body>
      </text:table-of-content>
      <text:p text:style-name="First_20_line_20_indent"><text:span text:style-name="T6"/></text:p>
      <text:p text:style-name="P4"><text:span text:style-name="T5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Heading_20_1" text:outline-level="1"><text:bookmark text:name="__RefHeading__1853_851839921"/><text:soft-page-break/><text:span text:style-name="T7">Определения</text:span><text:bookmark-end text:name="__RefHeading__1853_851839921"/></text:h>
      <text:p text:style-name="Text_20_body"><text:span text:style-name="T7"/></text:p>
      <text:h text:style-name="Heading_20_1" text:outline-level="1"><text:bookmark text:name="__RefHeading__1855_851839921"/><text:span text:style-name="T7">Обозначения и сокращения</text:span><text:bookmark-end text:name="__RefHeading__1855_851839921"/></text:h>
      <text:p text:style-name="First_20_line_20_indent"><text:span text:style-name="T7"/></text:p>
      <text:h text:style-name="Heading_20_1" text:outline-level="1"><text:bookmark text:name="__RefHeading__1857_851839921"/><text:span text:style-name="T7">Введение</text:span><text:bookmark-end text:name="__RefHeading__1857_851839921"/></text:h>
      <text:h text:style-name="Heading_20_1" text:outline-level="1"><text:bookmark text:name="__RefHeading__1859_851839921"/><text:span text:style-name="T7">Основная часть</text:span><text:bookmark-end text:name="__RefHeading__1859_851839921"/></text:h>
      <text:h text:style-name="Heading_20_1" text:outline-level="1"><text:bookmark text:name="__RefHeading__1861_851839921"/><text:span text:style-name="T7">Заключение</text:span><text:bookmark-end text:name="__RefHeading__1861_85183992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style:font-weight-asian="normal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0T23:42:28</dc:date>
    <dc:creator>Павел Барбашов</dc:creator>
    <meta:editing-duration>PT03H50M49S</meta:editing-duration>
    <meta:editing-cycles>5</meta:editing-cycles>
    <meta:document-statistic meta:table-count="0" meta:image-count="0" meta:object-count="0" meta:page-count="3" meta:paragraph-count="19" meta:word-count="103" meta:character-count="793"/>
  </office:meta>
</office:document-meta>
</file>